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05cm" fo:min-width="3.3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svg:stroke-color="#000000" draw:fill="none" draw:textarea-vertical-align="middle" draw:ole-draw-aspect="1" style:protect="siz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6.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2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sub 58%" style:font-name="Liberation Sans3" fo:font-size="18pt" style:font-name-asian="Liberation Sans3" style:font-size-asian="18pt" style:font-name-complex="Liberation Sans3" style:font-size-complex="18pt"/>
    </style:style>
    <style:style style:name="T3" style:family="text">
      <style:text-properties style:text-position="super 58%" style:font-name="Liberation Sans3" fo:font-size="18pt" style:font-name-asian="Liberation Sans3" style:font-size-asian="18pt" style:font-name-complex="Liberation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3.3cm" svg:x="13.4cm" svg:y="0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5.4cm" svg:y1="3.2cm" svg:x2="15.4cm" svg:y2="5.002cm">
          <text:p/>
        </draw:line>
        <draw:frame draw:style-name="gr3" draw:text-style-name="P2" draw:layer="layout" svg:width="3.812cm" svg:height="0.962cm" svg:x="13.388cm" svg:y="0.238cm">
          <draw:text-box>
            <text:p>FIFO Buffer</text:p>
          </draw:text-box>
        </draw:frame>
        <draw:custom-shape draw:style-name="gr4" draw:text-style-name="P1" draw:layer="layout" svg:width="2.5cm" svg:height="1cm" svg:x="14cm" svg:y="2.198cm">
          <text:p text:style-name="P3">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1.3cm" svg:y1="6.3cm" svg:x2="24.4cm" svg:y2="6.3cm">
          <text:p text:style-name="P3">Result <text:s/></text:p>
          <text:p text:style-name="P3"/>
        </draw:line>
        <draw:frame draw:style-name="gr6" draw:text-style-name="P1" draw:layer="layout" svg:width="5.097cm" svg:height="2.053cm" svg:x="15.6cm" svg:y="5.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1" draw:layer="layout" svg:width="6.7cm" svg:height="2.4cm" svg:x="14.6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cm" svg:height="1.8cm" svg:x="3cm" svg:y="1.9cm">
          <text:p text:style-name="P3">Filter</text:p>
          <text:p text:style-name="P3">sec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cm" svg:y1="2.8cm" svg:x2="14cm" svg:y2="2.8cm">
          <text:p text:style-name="P3">x</text:p>
          <text:p text:style-name="P3"/>
        </draw:line>
        <draw:line draw:style-name="gr5" draw:text-style-name="P1" draw:layer="layout" svg:x1="0.2cm" svg:y1="2.8cm" svg:x2="3cm" svg:y2="2.8cm">
          <text:p text:style-name="P3">New</text:p>
          <text:p text:style-name="P3">sample</text:p>
        </draw:line>
        <draw:custom-shape draw:style-name="gr1" draw:text-style-name="P1" draw:layer="layout" svg:width="3.8cm" svg:height="3.3cm" svg:x="18.71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812cm" svg:height="0.962cm" svg:x="18.7cm" svg:y="0.24cm">
          <draw:text-box>
            <text:p>FIFO Buffer</text:p>
          </draw:text-box>
        </draw:frame>
        <draw:custom-shape draw:style-name="gr4" draw:text-style-name="P1" draw:layer="layout" svg:width="2.5cm" svg:height="1cm" svg:x="19.312cm" svg:y="2.2cm">
          <text:p text:style-name="P3">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5cm" svg:y1="2.7cm" svg:x2="19.3cm" svg:y2="2.7cm">
          <text:p/>
        </draw:line>
        <draw:line draw:style-name="gr2" draw:text-style-name="P1" draw:layer="layout" svg:x1="20.6cm" svg:y1="3.2cm" svg:x2="20.6cm" svg:y2="5.002cm">
          <text:p/>
        </draw:line>
        <draw:frame draw:style-name="gr9" draw:text-style-name="P2" draw:layer="layout" svg:width="2.185cm" svg:height="1.673cm" svg:x="20.4cm" svg:y="3.4cm">
          <draw:text-box>
            <text:p><text:span text:style-name="T1">σ</text:span><text:span text:style-name="T2">delayed</text:span><text:span text:style-name="T1"> </text:span></text:p>
          </draw:text-box>
        </draw:frame>
        <draw:frame draw:style-name="gr9" draw:text-style-name="P2" draw:layer="layout" svg:width="2.185cm" svg:height="1.673cm" svg:x="17.2cm" svg:y="1.627cm">
          <draw:text-box>
            <text:p><text:span text:style-name="T1">σ</text:span><text:span text:style-name="T3">2</text:span><text:span text:style-name="T2">new</text:span><text:span text:style-name="T1"> </text:span></text:p>
          </draw:text-box>
        </draw:frame>
        <draw:frame draw:style-name="gr9" draw:text-style-name="P2" draw:layer="layout" svg:width="2.185cm" svg:height="1.673cm" svg:x="15.3cm" svg:y="3.4cm">
          <draw:text-box>
            <text:p><text:span text:style-name="T1">σ</text:span><text:span text:style-name="T3">2</text:span><text:span text:style-name="T2">new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2:20:34.718000000</meta:creation-date>
    <dc:date>2017-12-07T21:17:15.362000000</dc:date>
    <meta:editing-duration>PT46M45S</meta:editing-duration>
    <meta:editing-cycles>13</meta:editing-cycles>
    <meta:generator>LibreOffice/5.1.2.2$Windows_x86 LibreOffice_project/d3bf12ecb743fc0d20e0be0c58ca359301eb705f</meta:generator>
    <meta:document-statistic meta:object-count="18"/>
  </office:meta>
</office:document-meta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>L</mi>
            </mrow>
          </mrow>
          <mn>0</mn>
        </munderover>
        <mrow>
          <mo fence="true" stretchy="true">⌊</mo>
          <mrow>
            <mfrac>
              <msubsup>
                <mi mathvariant="normal">σ</mi>
                <mrow>
                  <mi mathvariant="italic">new</mi>
                  <mi>,</mi>
                  <mi>i</mi>
                </mrow>
                <mn>2</mn>
              </msubsup>
              <mrow>
                <mi>T</mi>
                <msubsup>
                  <mi mathvariant="normal">σ</mi>
                  <mrow>
                    <mi mathvariant="italic">delayed</mi>
                    <mi>,</mi>
                    <mi>i</mi>
                  </mrow>
                  <mn>2</mn>
                </msubsup>
              </mrow>
            </mfrac>
          </mrow>
          <mo fence="true" stretchy="true">⌋</mo>
        </mrow>
      </mrow>
      <mo stretchy="false">≥</mo>
      <mi>l</mi>
    </mrow>
    <annotation encoding="StarMath 5.0">sum from{i=-L} to{0} left lfloor   {%sigma^2_{new,i}} over{T %sigma^2_{delayed,i}} right rfloor &gt;= l</annotation>
  </semantics>
</math>
</file>